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081cm" fo:text-indent="0cm" style:auto-text-indent="false"/>
    </style:style>
    <style:style style:name="P2" style:family="paragraph" style:parent-style-name="Standard">
      <style:paragraph-properties fo:margin-left="0cm" fo:margin-right="-0.081cm" fo:text-indent="0cm" style:auto-text-indent="false"/>
      <style:text-properties fo:color="#156082" loext:opacity="100%"/>
    </style:style>
    <style:style style:name="P3" style:family="paragraph" style:parent-style-name="Standard">
      <style:paragraph-properties fo:margin-left="0cm" fo:margin-right="-0.081cm" fo:text-indent="0cm" style:auto-text-indent="false"/>
      <style:text-properties officeooo:rsid="0003ef75" officeooo:paragraph-rsid="0003ef75"/>
    </style:style>
    <style:style style:name="P4" style:family="paragraph" style:parent-style-name="Standard">
      <style:paragraph-properties fo:margin-left="0cm" fo:margin-right="-0.081cm" fo:text-indent="0cm" style:auto-text-indent="false"/>
      <style:text-properties officeooo:rsid="0003ef75" officeooo:paragraph-rsid="0004b0e4"/>
    </style:style>
    <style:style style:name="P5" style:family="paragraph" style:parent-style-name="Standard">
      <style:paragraph-properties fo:margin-left="0cm" fo:margin-right="-0.081cm" fo:text-indent="0cm" style:auto-text-indent="false"/>
      <style:text-properties officeooo:rsid="0006278d" officeooo:paragraph-rsid="0006278d"/>
    </style:style>
    <style:style style:name="P6" style:family="paragraph" style:parent-style-name="Standard">
      <style:paragraph-properties fo:margin-left="0cm" fo:margin-right="-0.081cm" fo:text-indent="0cm" style:auto-text-indent="false"/>
      <style:text-properties officeooo:rsid="000703d4" officeooo:paragraph-rsid="000703d4"/>
    </style:style>
    <style:style style:name="P7" style:family="paragraph" style:parent-style-name="Standard">
      <style:paragraph-properties fo:margin-left="0cm" fo:margin-right="-0.081cm" fo:text-indent="0cm" style:auto-text-indent="false"/>
      <style:text-properties officeooo:paragraph-rsid="000703d4"/>
    </style:style>
    <style:style style:name="P8" style:family="paragraph" style:parent-style-name="Standard">
      <style:paragraph-properties fo:margin-left="0cm" fo:margin-right="-0.081cm" fo:text-indent="0cm" style:auto-text-indent="false"/>
      <style:text-properties officeooo:rsid="000805c7" officeooo:paragraph-rsid="000805c7"/>
    </style:style>
    <style:style style:name="T1" style:family="text">
      <style:text-properties fo:color="#156082" loext:opacity="100%"/>
    </style:style>
    <style:style style:name="T2" style:family="text">
      <style:text-properties fo:color="#ff0000" loext:opacity="100%"/>
    </style:style>
    <style:style style:name="T3" style:family="text">
      <style:text-properties officeooo:rsid="0004b0e4"/>
    </style:style>
    <style:style style:name="T4" style:family="text">
      <style:text-properties officeooo:rsid="00060ac1"/>
    </style:style>
    <style:style style:name="T5" style:family="text">
      <style:text-properties officeooo:rsid="0006278d"/>
    </style:style>
    <style:style style:name="T6" style:family="text">
      <style:text-properties officeooo:rsid="000703d4"/>
    </style:style>
    <style:style style:name="T7" style:family="text">
      <style:text-properties officeooo:rsid="000805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ini-project Technical Report</text:h>
      <text:p text:style-name="P1">Introduction to Data Science</text:p>
      <text:p text:style-name="P1">Bengs, Pulli, Strang</text:p>
      <text:p text:style-name="P1">28.10.2024</text:p>
      <text:p text:style-name="P1"/>
      <text:p text:style-name="P1">Online deliverables available at:</text:p>
      <text:p text:style-name="P1">https://github.com/eevib/introDataMiniProject</text:p>
      <text:p text:style-name="P1"/>
      <text:p text:style-name="P1"><text:span text:style-name="T1">This is the place to describe the technical components of your work, and refer to all the methods you used backend and usually are not interesting to your target audience.</text:span></text:p>
      <text:p text:style-name="P1"/>
      <text:p text:style-name="P1">In this mini-project our group produced a pipeline to analyze user comment sentiment on Helsingin Sanomat web articles. Our goal was to improve understanding of commentary on online articles on a major news outlet for researchers, publishers and the general public. Mini-project material and canvas can be found on the deliverables Github-page (link above).</text:p>
      <text:p text:style-name="P1"/>
      <text:p text:style-name="P1">The pipeline collects article identifiers, fetches the articles comments from an open HS.fi API, preprocesses and analyzes the data. Key steps in preprocessing is to anonymize the collected data to ensure GPRD compliance. Data analysis is utilizes FinnSentiment -model [<text:span text:style-name="T2">FinnSentiment</text:span>] from to assess user comment sentiment. Additionally, we analyzed distribution of user gender among the commenters.</text:p>
      <text:p text:style-name="P1"><text:span text:style-name="T1"/></text:p>
      <text:p text:style-name="P3"><text:span text:style-name="T1"/></text:p>
      <text:p text:style-name="P3">Data <text:span text:style-name="T7">collection</text:span></text:p>
      <text:p text:style-name="P4"><text:span text:style-name="T3">HS.fi doesn’t allow scraping their website without permission. Right at the start of this project, when we had come up with our topic we sent an email to HS.fi customer service and explained our topic and asked for permission for a small data gathering. Unfortunately to this day, we haven’t got any answer from them. We still decided to continue and kept our data gathering as small as possible. </text:span></text:p>
      <text:p text:style-name="P4">HS.fi comment section requires users to use their real name to be allowed to comment articles from some of the topics, e.g. pol<text:span text:style-name="T3">i</text:span>tics.</text:p>
      <text:p text:style-name="P3">To get comments from the HS.fi API we needed article id’s. We used BeatifulSoup (python library) to scrape articles and gather their id’s. We decided to use only articles in the Politics category, to make sure the commenters use their real names. </text:p>
      <text:p text:style-name="P3">After gathering the comments we started by removing the last names of the commenters to avoid saving personal data. <text:span text:style-name="T3">After some data processing we had a dataframe containing </text:span><text:span text:style-name="T5">article name, article tags, total comments, </text:span><text:span text:style-name="T3">comment, votes, first name of </text:span><text:span text:style-name="T4">the commenter.</text:span></text:p>
      <text:p text:style-name="P3"/>
      <text:p text:style-name="P6">Data preprocessing</text:p>
      <text:p text:style-name="P5"><text:soft-page-break/>To be able to divide the commenters by sex we used <text:span text:style-name="T6">the Digital and population data service agency Finnish name statistics. We combined the lists of female and male names into one list and labeled the commenter as female or male depending on which sex had more persons with that firstname.</text:span></text:p>
      <text:p text:style-name="P5"/>
      <text:p text:style-name="P8">Visualisation</text:p>
      <text:p text:style-name="P8"/>
      <text:p text:style-name="P8">Machine learning</text:p>
      <text:p text:style-name="P8"/>
      <text:p text:style-name="P8">Communication of the results</text:p>
      <text:p text:style-name="P8"/>
      <text:p text:style-name="P8">What worked?</text:p>
      <text:p text:style-name="P8"/>
      <text:p text:style-name="P8">Learning outcomes:</text:p>
      <text:p text:style-name="P8">No one of us had experience with string processing or working with texts, except for the weekly assignments in this course. </text:p>
      <text:p text:style-name="P6"/>
      <text:p text:style-name="P7"><text:span text:style-name="T1">Reflect on your initial mini-project canvas: what worked?</text:span></text:p>
      <text:p text:style-name="P7"><text:span text:style-name="T1">What didn't (and why)?</text:span></text:p>
      <text:p text:style-name="P7"><text:span text:style-name="T1">What changes did you have to make from your initial plan and why?</text:span></text:p>
      <text:p text:style-name="P7"><text:span text:style-name="T1">What would you have done differently now?</text:span></text:p>
      <text:p text:style-name="P6"><text:span text:style-name="T1">What would possible future steps be?</text:span></text:p>
      <text:p text:style-name="P3"/>
      <text:p text:style-name="P1"><text:span text:style-name="T1">Tell us about your experience, technical implementation of the project and reflect on your learning outcomes. The structure of the report is up to you. If it helps, you can use the elements of the mini-project canvas, e.g. data collection, preprocessing, visualisations, machine learning, communication of results, building the platform, etc.</text:span></text:p>
      <text:p text:style-name="P2"/>
      <text:p text:style-name="P1">[<text:span text:style-name="T2">FinnSentiment</text:span>]: läh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2pt" fo:language="en" fo:country="FI"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2pt" fo:language="en" fo:country="FI"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cm" fo:margin-bottom="0.282cm" style:contextual-spacing="fals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mi Pulli</meta:initial-creator>
    <meta:editing-cycles>6</meta:editing-cycles>
    <meta:creation-date>2024-10-09T15:25:00</meta:creation-date>
    <dc:date>2024-10-17T09:44:40.642702680</dc:date>
    <meta:editing-duration>PT1H6M14S</meta:editing-duration>
    <meta:generator>LibreOffice/7.3.7.2$Linux_X86_64 LibreOffice_project/30$Build-2</meta:generator>
    <meta:document-statistic meta:table-count="0" meta:image-count="0" meta:object-count="0" meta:page-count="2" meta:paragraph-count="29" meta:word-count="509" meta:character-count="3247" meta:non-whitespace-character-count="2764"/>
    <meta:user-defined meta:name="AppVersion">16.0000</meta:user-defined>
    <meta:template xlink:type="simple" xlink:actuate="onRequest" xlink:title="Normal.dotm" xlink:href=""/>
  </office:meta>
</office:document-meta>
</file>